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11" style:family="table">
      <style:table-properties style:width="16.838cm" fo:margin-left="0.143cm" fo:margin-right="0.019cm" table:align="margins" style:writing-mode="lr-tb"/>
    </style:style>
    <style:style style:name="Tabela111.A" style:family="table-column">
      <style:table-column-properties style:column-width="4.209cm" style:rel-column-width="16383*"/>
    </style:style>
    <style:style style:name="Tabela111.D" style:family="table-column">
      <style:table-column-properties style:column-width="4.21cm" style:rel-column-width="16386*"/>
    </style:style>
    <style:style style:name="Tabela111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none"/>
    </style:style>
    <style:style style:name="Tabela111.D1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ela111.A2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ela111.D2" style:family="table-cell">
      <style:table-cell-properties style:vertical-align="middle" fo:padding-left="0.123cm" fo:padding-right="0.123cm" fo:padding-top="0cm" fo:padding-bottom="0cm" fo:border="0.05pt solid #000000"/>
    </style:style>
    <style:style style:name="Tabela111.A3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ela111.D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ela110" style:family="table">
      <style:table-properties style:width="16.907cm" fo:margin-left="0.028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0.A" style:family="table-column">
      <style:table-column-properties style:column-width="3.941cm" style:rel-column-width="15274*"/>
    </style:style>
    <style:style style:name="Tabela110.B" style:family="table-column">
      <style:table-column-properties style:column-width="5.821cm" style:rel-column-width="22562*"/>
    </style:style>
    <style:style style:name="Tabela110.C" style:family="table-column">
      <style:table-column-properties style:column-width="3.15cm" style:rel-column-width="12211*"/>
    </style:style>
    <style:style style:name="Tabela110.D" style:family="table-column">
      <style:table-column-properties style:column-width="3.995cm" style:rel-column-width="15488*"/>
    </style:style>
    <style:style style:name="Tabela110.1" style:family="table-row">
      <style:table-row-properties style:min-row-height="0.97cm" fo:keep-together="auto"/>
    </style:style>
    <style:style style:name="Tabela11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0.D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110.2" style:family="table-row">
      <style:table-row-properties style:min-row-height="6.138cm" fo:background-color="transparent" fo:keep-together="always">
        <style:background-image/>
      </style:table-row-properties>
    </style:style>
    <style:style style:name="Tabela110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10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10.C2" style:family="table-cell">
      <style:table-cell-properties style:vertical-align="middle" fo:background-color="transparent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110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10.B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" style:family="table">
      <style:table-properties style:width="16.96cm" table:align="left"/>
    </style:style>
    <style:style style:name="Tabela2.A" style:family="table-column">
      <style:table-column-properties style:column-width="0.82cm"/>
    </style:style>
    <style:style style:name="Tabela2.B" style:family="table-column">
      <style:table-column-properties style:column-width="16.14cm"/>
    </style:style>
    <style:style style:name="Tabela2.A1" style:family="table-cell">
      <style:table-cell-properties fo:background-color="#b3b3b3" fo:padding="0.097cm" fo:border="0.05pt solid #000000">
        <style:background-image/>
      </style:table-cell-properties>
    </style:style>
    <style:style style:name="Tabela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2" style:family="table-cell">
      <style:table-cell-properties fo:padding="0.097cm" fo:border-left="0.05pt solid #000000" fo:border-right="none" fo:border-top="none" fo:border-bottom="0.05pt solid #000000"/>
    </style:style>
    <style:style style:name="Tabela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3" style:family="table-cell">
      <style:table-cell-properties fo:padding="0.097cm" fo:border-left="0.05pt solid #000000" fo:border-right="none" fo:border-top="none" fo:border-bottom="0.05pt solid #000000"/>
    </style:style>
    <style:style style:name="Tabela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5" style:family="table-cell">
      <style:table-cell-properties fo:padding="0.097cm" fo:border-left="0.05pt solid #000000" fo:border-right="none" fo:border-top="none" fo:border-bottom="0.05pt solid #000000"/>
    </style:style>
    <style:style style:name="Tabela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6" style:family="table-cell">
      <style:table-cell-properties fo:padding="0.097cm" fo:border-left="0.05pt solid #000000" fo:border-right="none" fo:border-top="none" fo:border-bottom="0.05pt solid #000000"/>
    </style:style>
    <style:style style:name="Tabela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7" style:family="table-cell">
      <style:table-cell-properties fo:padding="0.097cm" fo:border-left="0.05pt solid #000000" fo:border-right="none" fo:border-top="none" fo:border-bottom="0.05pt solid #000000"/>
    </style:style>
    <style:style style:name="Tabela2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8" style:family="table-cell">
      <style:table-cell-properties fo:padding="0.097cm" fo:border-left="0.05pt solid #000000" fo:border-right="none" fo:border-top="none" fo:border-bottom="0.05pt solid #000000"/>
    </style:style>
    <style:style style:name="Tabela2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0" style:family="table-cell">
      <style:table-cell-properties fo:padding="0.097cm" fo:border-left="0.05pt solid #000000" fo:border-right="none" fo:border-top="none" fo:border-bottom="0.05pt solid #000000"/>
    </style:style>
    <style:style style:name="Tabela2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1" style:family="table-cell">
      <style:table-cell-properties fo:padding="0.097cm" fo:border-left="0.05pt solid #000000" fo:border-right="none" fo:border-top="none" fo:border-bottom="0.05pt solid #000000"/>
    </style:style>
    <style:style style:name="Tabela2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2" style:family="table-cell">
      <style:table-cell-properties fo:padding="0.097cm" fo:border-left="0.05pt solid #000000" fo:border-right="none" fo:border-top="none" fo:border-bottom="0.05pt solid #000000"/>
    </style:style>
    <style:style style:name="Tabela2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3" style:family="table-cell">
      <style:table-cell-properties fo:padding="0.097cm" fo:border-left="0.05pt solid #000000" fo:border-right="none" fo:border-top="none" fo:border-bottom="0.05pt solid #000000"/>
    </style:style>
    <style:style style:name="Tabela2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5" style:family="table-cell">
      <style:table-cell-properties fo:padding="0.097cm" fo:border-left="0.05pt solid #000000" fo:border-right="none" fo:border-top="none" fo:border-bottom="0.05pt solid #000000"/>
    </style:style>
    <style:style style:name="Tabela2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6" style:family="table-cell">
      <style:table-cell-properties fo:padding="0.097cm" fo:border-left="0.05pt solid #000000" fo:border-right="none" fo:border-top="none" fo:border-bottom="0.05pt solid #000000"/>
    </style:style>
    <style:style style:name="Tabela2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7" style:family="table-cell">
      <style:table-cell-properties fo:padding="0.097cm" fo:border-left="0.05pt solid #000000" fo:border-right="none" fo:border-top="none" fo:border-bottom="0.05pt solid #000000"/>
    </style:style>
    <style:style style:name="Tabela2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8" style:family="table-cell">
      <style:table-cell-properties fo:padding="0.097cm" fo:border-left="0.05pt solid #000000" fo:border-right="none" fo:border-top="none" fo:border-bottom="0.05pt solid #000000"/>
    </style:style>
    <style:style style:name="Tabela2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9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41" style:family="table-cell">
      <style:table-cell-properties fo:padding="0.097cm" fo:border-left="0.05pt solid #000000" fo:border-right="none" fo:border-top="none" fo:border-bottom="0.05pt solid #000000"/>
    </style:style>
    <style:style style:name="Tabela2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2" style:family="table-cell">
      <style:table-cell-properties fo:padding="0.097cm" fo:border-left="0.05pt solid #000000" fo:border-right="none" fo:border-top="none" fo:border-bottom="0.05pt solid #000000"/>
    </style:style>
    <style:style style:name="Tabela2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4" style:family="table-cell">
      <style:table-cell-properties fo:padding="0.097cm" fo:border-left="0.05pt solid #000000" fo:border-right="none" fo:border-top="none" fo:border-bottom="0.05pt solid #000000"/>
    </style:style>
    <style:style style:name="Tabela2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5" style:family="table-cell">
      <style:table-cell-properties fo:padding="0.097cm" fo:border-left="0.05pt solid #000000" fo:border-right="none" fo:border-top="none" fo:border-bottom="0.05pt solid #000000"/>
    </style:style>
    <style:style style:name="Tabela2.B4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423cm" fo:margin-bottom="0.212cm" style:contextual-spacing="false"/>
      <style:text-properties style:font-name="Aria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2" style:family="paragraph" style:parent-style-name="Text_20_body">
      <style:paragraph-properties fo:margin-top="0.423cm" fo:margin-bottom="0.212cm" style:contextual-spacing="false" fo:text-align="justify" style:justify-single-word="false"/>
      <style:text-properties fo:color="#000000"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Text_20_body">
      <style:paragraph-properties fo:margin-top="0.423cm" fo:margin-bottom="0.212cm" style:contextual-spacing="false"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.423cm" fo:margin-bottom="0.212cm" style:contextual-spacing="false" fo:text-align="justify" style:justify-single-word="false"/>
      <style:text-properties style:font-name="Aria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5" style:family="paragraph" style:parent-style-name="Text_20_body">
      <style:paragraph-properties fo:margin-top="0.423cm" fo:margin-bottom="0.212cm" style:contextual-spacing="false" fo:text-align="justify" style:justify-single-word="false"/>
      <style:text-properties style:font-name="Aria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6" style:family="paragraph" style:parent-style-name="Text_20_body">
      <style:paragraph-properties fo:margin-top="0.423cm" fo:margin-bottom="0.212cm" style:contextual-spacing="false"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margin-top="0.423cm" fo:margin-bottom="0.212cm" style:contextual-spacing="false"/>
      <style:text-properties style:font-name="Aria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8" style:family="paragraph" style:parent-style-name="Text_20_body">
      <style:paragraph-properties fo:margin-top="0.423cm" fo:margin-bottom="0.212cm" style:contextual-spacing="false" fo:text-align="justify" style:justify-single-word="false"/>
      <style:text-properties style:font-name="Arial" fo:font-size="12pt" fo:font-style="normal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.423cm" fo:margin-bottom="0.212cm" style:contextual-spacing="false"/>
      <style:text-properties fo:color="#000000"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0" style:family="paragraph" style:parent-style-name="Text_20_body">
      <style:paragraph-properties fo:margin-top="0.423cm" fo:margin-bottom="0.212cm" style:contextual-spacing="false" fo:text-align="justify" style:justify-single-word="false"/>
      <style:text-properties fo:color="#000000"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Arial" fo:font-size="12pt" fo:font-style="normal" fo:background-color="transparent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WW-Padrão">
      <style:text-properties style:font-name="Arial" fo:font-size="12pt" fo:font-style="normal" style:font-size-asian="12pt" style:font-style-asian="normal" style:font-size-complex="12pt" style:font-style-complex="normal"/>
    </style:style>
    <style:style style:name="P21" style:family="paragraph" style:parent-style-name="WW-Padrão">
      <style:paragraph-properties style:snap-to-layout-gri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2" style:family="paragraph" style:parent-style-name="WW-Padrão">
      <style:paragraph-properties fo:text-align="center" style:justify-single-word="false" style:snap-to-layout-gri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3" style:family="paragraph" style:parent-style-name="WW-Padrão">
      <style:paragraph-properties fo:text-align="center" style:justify-single-word="false" style:snap-to-layout-gri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/>
    </style:style>
    <style:style style:name="P24" style:family="paragraph" style:parent-style-name="PSDS_20_-_20_Corpo_20_de_20_Texto">
      <style:paragraph-properties style:snap-to-layout-gri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Arial" fo:font-size="12pt" fo:font-style="normal" fo:background-color="transparent" style:font-size-asian="12pt" style:font-style-asian="normal" style:font-size-complex="12pt" style:font-style-complex="normal"/>
    </style:style>
    <style:style style:name="P26" style:family="paragraph" style:parent-style-name="Standard">
      <style:text-properties fo:color="#000000" style:font-name="Arial" fo:font-size="12pt" fo:font-style="normal" fo:background-color="transparent" style:font-size-asian="12pt" style:font-style-asian="normal" style:font-size-complex="12pt" style:font-style-complex="normal"/>
    </style:style>
    <style:style style:name="P27" style:family="paragraph" style:parent-style-name="Text_20_body" style:list-style-name="L1">
      <style:paragraph-properties fo:margin-left="1.27cm" fo:margin-right="0cm" fo:margin-top="0cm" fo:margin-bottom="0cm" style:contextual-spacing="false" fo:text-indent="0.291cm" style:auto-text-indent="false">
        <style:tab-stops>
          <style:tab-stop style:position="0.794cm"/>
        </style:tab-stops>
      </style:paragraph-properties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28" style:family="paragraph" style:parent-style-name="Text_20_body" style:list-style-name="L1">
      <style:paragraph-properties fo:margin-left="1.27cm" fo:margin-right="0cm" fo:margin-top="0cm" fo:margin-bottom="0cm" style:contextual-spacing="false" fo:text-indent="0.291cm" style:auto-text-indent="false">
        <style:tab-stops>
          <style:tab-stop style:position="0.794cm"/>
        </style:tab-stops>
      </style:paragraph-properties>
      <style:text-properties fo:color="#000000" style:font-name="Arial" fo:font-size="12pt" fo:font-style="normal" fo:background-color="transparent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top="0.423cm" fo:margin-bottom="0.212cm" style:contextual-spacing="false" fo:text-align="justify" style:justify-single-word="false"/>
      <style:text-properties fo:background-color="transparent"/>
    </style:style>
    <style:style style:name="P30" style:family="paragraph" style:parent-style-name="Heading_20_1">
      <style:text-properties fo:font-style="normal" style:font-style-asian="normal" style:font-style-complex="normal"/>
    </style:style>
    <style:style style:name="P31" style:family="paragraph" style:parent-style-name="Heading_20_3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Heading_20_3">
      <style:paragraph-properties fo:text-align="justify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Heading_20_3">
      <style:paragraph-properties fo:text-align="justify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34" style:family="paragraph" style:parent-style-name="Heading_20_3">
      <style:paragraph-properties fo:margin-top="0.423cm" fo:margin-bottom="0.212cm" style:contextual-spacing="false" fo:keep-with-next="always"/>
      <style:text-properties style:font-name="Aria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35" style:family="paragraph" style:parent-style-name="Heading_20_3">
      <style:paragraph-properties fo:margin-top="0.423cm" fo:margin-bottom="0.212cm" style:contextual-spacing="false" fo:keep-with-next="always"/>
      <style:text-properties fo:color="#000000"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6" style:family="paragraph" style:parent-style-name="Heading_20_3">
      <style:paragraph-properties fo:margin-top="0.423cm" fo:margin-bottom="0.212cm" style:contextual-spacing="false" fo:text-align="justify" style:justify-single-word="false" fo:keep-with-next="always"/>
      <style:text-properties fo:color="#000000" style:font-name="Arial" fo:font-size="12pt" fo:font-style="normal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37" style:family="paragraph" style:parent-style-name="PSDS_20_-_20_Corpo_20_de_20_Texto" style:list-style-name="WW8Num90">
      <style:paragraph-properties fo:margin-left="1.397cm" fo:margin-right="0cm" fo:text-indent="0cm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38" style:family="paragraph" style:parent-style-name="Heading_20_2">
      <style:paragraph-properties fo:margin-top="0.423cm" fo:margin-bottom="0.212cm" style:contextual-spacing="false"/>
      <style:text-properties style:font-name="Aria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39" style:family="paragraph" style:parent-style-name="Heading_20_2">
      <style:paragraph-properties fo:margin-top="0.423cm" fo:margin-bottom="0.212cm" style:contextual-spacing="false"/>
      <style:text-properties style:font-name="Aria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40" style:family="paragraph" style:parent-style-name="Heading_20_2">
      <style:paragraph-properties fo:margin-top="0.423cm" fo:margin-bottom="0.212cm" style:contextual-spacing="false" fo:keep-with-next="always"/>
      <style:text-properties style:font-name="Aria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41" style:family="paragraph" style:parent-style-name="Heading_20_2">
      <style:paragraph-properties fo:margin-top="0.423cm" fo:margin-bottom="0.212cm" style:contextual-spacing="false" fo:keep-with-next="always"/>
      <style:text-properties style:font-name="Arial" fo:font-size="12pt" fo:font-style="normal" fo:background-color="transparent" style:font-name-asian="DejaVu Sans" style:font-size-asian="12pt" style:font-style-asian="normal" style:font-name-complex="DejaVu Sans" style:font-size-complex="12pt" style:font-style-complex="normal"/>
    </style:style>
    <style:style style:name="T1" style:family="text">
      <style:text-properties fo:color="#000000" fo:font-weight="normal" style:font-name-asian="DejaVu Sans" style:font-weight-asian="normal" style:font-name-complex="DejaVu Sans" style:font-weight-complex="normal"/>
    </style:style>
    <style:style style:name="T2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000000" style:font-name="Arial" fo:font-size="12pt" fo:font-style="normal" fo:background-color="transparent" style:font-size-asian="12pt" style:font-style-asian="normal" style:font-size-complex="12pt" style:font-style-complex="normal"/>
    </style:style>
    <style:style style:name="T4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" fo:font-size="12pt" fo:font-style="normal" fo:text-shadow="none" style:text-underline-style="none" fo:font-weight="normal" fo:background-color="transparent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use-window-font-color="true" fo:font-size="11pt" style:font-size-asian="11pt" style:font-size-complex="11pt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8616200" text:id="ct318616200">
          <text:insertion>
            <office:change-info>
              <dc:creator>Hudson Mesquita</dc:creator>
              <dc:date>2011-07-07T13:27:00</dc:date>
            </office:change-info>
          </text:insertion>
        </text:changed-region>
        <text:changed-region xml:id="ct195800680" text:id="ct195800680">
          <text:deletion>
            <office:change-info>
              <dc:creator>Hudson Mesquita</dc:creator>
              <dc:date>2011-07-07T13:32:00</dc:date>
            </office:change-info>
            <text:p text:style-name="P1"/>
            <text:p text:style-name="P2"/>
          </text:deletion>
        </text:changed-region>
        <text:changed-region xml:id="ct195800472" text:id="ct195800472">
          <text:deletion>
            <office:change-info>
              <dc:creator>Hudson Mesquita</dc:creator>
              <dc:date>2011-07-07T13:31:00</dc:date>
            </office:change-info>
            <text:p text:style-name="P2">&lt;Em caso de serviços de acesso restrito, deve conter regras e forma para solicitar acesso. Se for o caso, deverá conter informações sobre procedimentos que condicionam o uso do serviço, como termos de uso ou responsabilidade, cadastro ou criação de usuários, etc.&gt;</text:p>
          </text:deletion>
        </text:changed-region>
        <text:changed-region xml:id="ct318618488" text:id="ct318618488">
          <text:deletion>
            <office:change-info>
              <dc:creator>Hudson Mesquita</dc:creator>
              <dc:date>2011-07-07T13:28:00</dc:date>
            </office:change-info>
            <text:p text:style-name="P3"/>
            <text:p text:style-name="P2"/>
          </text:deletion>
        </text:changed-region>
        <text:changed-region xml:id="ct318616096" text:id="ct318616096">
          <text:deletion>
            <office:change-info>
              <dc:creator>Hudson Mesquita</dc:creator>
              <dc:date>2011-07-07T13:31:00</dc:date>
            </office:change-info>
            <text:p text:style-name="P4">Acordo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Plano de Acesso</text:h>
      <text:h text:style-name="P38" text:outline-level="2">Nome do Serviço </text:h>
      <text:p text:style-name="P11"><text:tab/>&lt;Nome do serviço disponibilizado pelo gestor de dados&gt;</text:p>
      <text:h text:style-name="P40" text:outline-level="2">Finalidade da utilização dos dados</text:h>
      <text:p text:style-name="P11"><text:tab/>&lt;Descrever a necessidade de utilização do serviço&gt;</text:p>
      <text:h text:style-name="P40" text:outline-level="2">Lista de Contatos</text:h>
      <table:table table:name="Tabela111" table:style-name="Tabela111">
        <table:table-column table:style-name="Tabela111.A" table:number-columns-repeated="3"/>
        <table:table-column table:style-name="Tabela111.D"/>
        <table:table-row>
          <table:table-cell table:style-name="Tabela111.A1" office:value-type="string">
            <text:p text:style-name="P23">Papel/ Função</text:p>
          </table:table-cell>
          <table:table-cell table:style-name="Tabela111.A1" office:value-type="string">
            <text:p text:style-name="P23">Nome</text:p>
          </table:table-cell>
          <table:table-cell table:style-name="Tabela111.A1" office:value-type="string">
            <text:p text:style-name="P23">E-mail</text:p>
          </table:table-cell>
          <table:table-cell table:style-name="Tabela111.D1" office:value-type="string">
            <text:p text:style-name="P23">Telefone</text:p>
          </table:table-cell>
        </table:table-row>
        <table:table-row>
          <table:table-cell table:style-name="Tabela111.A2" office:value-type="string">
            <text:p text:style-name="P11">&lt;papel ou função&gt;</text:p>
          </table:table-cell>
          <table:table-cell table:style-name="Tabela111.A2" office:value-type="string">
            <text:p text:style-name="P11">&lt;Nome&gt;</text:p>
          </table:table-cell>
          <table:table-cell table:style-name="Tabela111.A2" office:value-type="string">
            <text:p text:style-name="P11"/>
          </table:table-cell>
          <table:table-cell table:style-name="Tabela111.D2" office:value-type="string">
            <text:p text:style-name="P24"/>
          </table:table-cell>
        </table:table-row>
        <table:table-row>
          <table:table-cell table:style-name="Tabela111.A3" office:value-type="string">
            <text:p text:style-name="P11">&lt;papel ou função&gt;</text:p>
          </table:table-cell>
          <table:table-cell table:style-name="Tabela111.A3" office:value-type="string">
            <text:p text:style-name="P11">&lt;Nome&gt;</text:p>
          </table:table-cell>
          <table:table-cell table:style-name="Tabela111.A3" office:value-type="string">
            <text:p text:style-name="P11"/>
          </table:table-cell>
          <table:table-cell table:style-name="Tabela111.D3" office:value-type="string">
            <text:p text:style-name="P24"/>
          </table:table-cell>
        </table:table-row>
        <table:table-row>
          <table:table-cell table:style-name="Tabela111.A3" office:value-type="string">
            <text:p text:style-name="P11">&lt;papel ou função&gt;</text:p>
          </table:table-cell>
          <table:table-cell table:style-name="Tabela111.A3" office:value-type="string">
            <text:p text:style-name="P11">&lt;Nome&gt;</text:p>
          </table:table-cell>
          <table:table-cell table:style-name="Tabela111.A3" office:value-type="string">
            <text:p text:style-name="P11"/>
          </table:table-cell>
          <table:table-cell table:style-name="Tabela111.D3" office:value-type="string">
            <text:p text:style-name="P24"/>
          </table:table-cell>
        </table:table-row>
        <table:table-row>
          <table:table-cell table:style-name="Tabela111.A3" office:value-type="string">
            <text:p text:style-name="P11">&lt;papel ou função&gt;</text:p>
          </table:table-cell>
          <table:table-cell table:style-name="Tabela111.A3" office:value-type="string">
            <text:p text:style-name="P11">&lt;Nome&gt;</text:p>
          </table:table-cell>
          <table:table-cell table:style-name="Tabela111.A3" office:value-type="string">
            <text:p text:style-name="P11"/>
          </table:table-cell>
          <table:table-cell table:style-name="Tabela111.D3" office:value-type="string">
            <text:p text:style-name="P24"/>
          </table:table-cell>
        </table:table-row>
      </table:table>
      <text:h text:style-name="P40" text:outline-level="2">Relação das Partes Interessadas</text:h>
      <text:p text:style-name="P14"><text:span text:style-name="T2"><text:tab/>&lt;relacionar os representantes oficiais dos órgãos envolvidos no projeto&gt;</text:span></text:p>
      <text:list xml:id="list4636164477568170227" text:style-name="WW8Num90">
        <text:list-header>
          <text:p text:style-name="P37"/>
        </text:list-header>
      </text:list>
      <table:table table:name="Tabela110" table:style-name="Tabela110">
        <table:table-column table:style-name="Tabela110.A"/>
        <table:table-column table:style-name="Tabela110.B"/>
        <table:table-column table:style-name="Tabela110.C"/>
        <table:table-column table:style-name="Tabela110.D"/>
        <table:table-row table:style-name="Tabela110.1">
          <table:table-cell table:style-name="Tabela110.A1" office:value-type="string">
            <text:p text:style-name="P23">Parte Interessada</text:p>
          </table:table-cell>
          <table:table-cell table:style-name="Tabela110.A1" office:value-type="string">
            <text:p text:style-name="P23">Envolvimento</text:p>
          </table:table-cell>
          <table:table-cell table:style-name="Tabela110.A1" office:value-type="string">
            <text:p text:style-name="P23">Representante</text:p>
          </table:table-cell>
          <table:table-cell table:style-name="Tabela110.D1" office:value-type="string">
            <text:p text:style-name="P23">Contato</text:p>
          </table:table-cell>
        </table:table-row>
        <table:table-row table:style-name="Tabela110.2">
          <table:table-cell table:style-name="Tabela110.A3" office:value-type="string">
            <text:p text:style-name="P22">&lt;Gestor dos dados&gt;</text:p>
          </table:table-cell>
          <table:table-cell table:style-name="Tabela110.B3" office:value-type="string">
            <text:p text:style-name="P21">&lt;Descrever qual o papel da parte interessada no projeto&gt;</text:p>
            <text:p text:style-name="P20"/>
            <text:p text:style-name="P20">Disponibilizar os dados listados no presente documentos na forma e periodicidade acordados</text:p>
            <text:p text:style-name="P20"/>
            <text:p text:style-name="P20">Planejar e coordenar as manutenções no sistema de origem que gerem impacto nos dados enviados aos usuários, informando com antecedência para que os consumidores dos dados possam adequar seus sistemas e processos ao novo formato</text:p>
          </table:table-cell>
          <table:table-cell table:style-name="Tabela110.C2" office:value-type="string">
            <text:p text:style-name="P20">&lt;Nome do representante&gt;</text:p>
          </table:table-cell>
          <table:table-cell table:style-name="Tabela110.C2" office:value-type="string">
            <text:p text:style-name="P20">&lt;listar os contatos do representante&gt;</text:p>
          </table:table-cell>
        </table:table-row>
        <text:soft-page-break/>
        <table:table-row table:style-name="Tabela110.2">
          <table:table-cell table:style-name="Tabela110.A3" office:value-type="string">
            <text:p text:style-name="P22">&lt;Usuário dos dados&gt;</text:p>
          </table:table-cell>
          <table:table-cell table:style-name="Tabela110.B3" office:value-type="string">
            <text:p text:style-name="P21">Garantir a confidencialidade dos dados recebidos, restringindo o acesso não autorizado, permitindo o uso dos dados somente para o fim definido neste acordo, conforme item 1.2</text:p>
            <text:p text:style-name="P21"/>
            <text:p text:style-name="P21">Respeitar os limites de acesso,utilização e horários definidos neste acordo</text:p>
          </table:table-cell>
          <table:table-cell table:style-name="Tabela110.C2" office:value-type="string">
            <text:p text:style-name="P20"/>
          </table:table-cell>
          <table:table-cell table:style-name="Tabela110.C2" office:value-type="string">
            <text:p text:style-name="P20"/>
          </table:table-cell>
        </table:table-row>
      </table:table>
      <text:p text:style-name="P26"><text:change-start text:change-id="ct318616200"/></text:p>
      <text:h text:style-name="P41" text:outline-level="2">Requisitos e procedimentos para o acesso ao serviço</text:h>
      <text:p text:style-name="P8"><text:span text:style-name="T1"><text:tab/>&lt;Em caso de serviços de acesso restrito, deve conter regras e forma para solicitar acesso. Se for o caso, deverá conter informações sobre procedimentos que condicionam o uso do serviço, como termos de uso ou responsabilidade, cadastro ou criação de usuários, etc.&gt;</text:span></text:p>
      <text:h text:style-name="P39" text:outline-level="2"><text:s/><text:span text:style-name="T7">Acordo</text:span></text:h>
      <text:p text:style-name="P2"><text:change-end text:change-id="ct318616200"/><text:change text:change-id="ct195800680"/><text:change text:change-id="ct195800472"/><text:change text:change-id="ct318618488"/><text:change text:change-id="ct318616096"/><text:tab/>Os detalhes do Acordo em questão podem ser agrupados em: &lt;Adicionar novos itens quando necessário&gt;</text:p>
      <text:h text:style-name="P34" text:outline-level="3">Período de Vigência do Plano de Acesso</text:h>
      <text:p text:style-name="P9"><text:tab/>O período de vigência desse Plano de Acesso é:</text:p>
      <text:p text:style-name="P9"><text:tab/>Data de Início: &lt;data de início&gt;</text:p>
      <text:p text:style-name="P9"><text:tab/>Data de Término: &lt;data de término&gt;</text:p>
      <text:p text:style-name="P9"><text:tab/>Ao final desse período um novo plano de acesso deverá ser acordado entre as partes.</text:p>
      <text:h text:style-name="P31" text:outline-level="3">Legislação</text:h>
      <text:h text:style-name="P35" text:outline-level="3" text:is-list-header="true">&lt;Listar leis, decretos, portarias, normas, etc, observando os direitos de propriedade intelectual e informações confidenciais e atentar para a superveniência de fato excepcional ou imprevisível&gt;<text:tab/></text:h>
      <text:h text:style-name="P32" text:outline-level="3">Disponibilidade</text:h>
      <text:p text:style-name="P15"><text:tab/>&lt;Alguns requisitos de disponibilidade:</text:p>
      <text:p text:style-name="P15"/>
      <text:list xml:id="list6711457660445861863" text:style-name="L1">
        <text:list-item>
          <text:p text:style-name="P27">Número de interrupções permitidas</text:p>
        </text:list-item>
        <text:list-item>
          <text:p text:style-name="P27">Tempo de disponibilidade (xx,xx %) </text:p>
        </text:list-item>
        <text:list-item>
          <text:p text:style-name="P28"><text:soft-page-break/>Horário de manutenção do serviço</text:p>
        </text:list-item>
        <text:list-item>
          <text:p text:style-name="P28">Dependência de outros serviços</text:p>
        </text:list-item>
        <text:list-item>
          <text:p text:style-name="P28">Tempo máximo para comunicação ao demandante sobre mudanças que possam impactar a continuidade do serviço&gt;</text:p>
        </text:list-item>
      </text:list>
      <text:p text:style-name="P11"/>
      <text:p text:style-name="P11"><text:tab/>&lt;Recomendamos que a disponibilidade mínima compreenda o horário comercial nos dias úteis.&gt;</text:p>
      <text:p text:style-name="P11"><text:tab/>&lt;Exemplo de descrição para disponibilidade:</text:p>
      <text:p text:style-name="P13"><text:tab/>O gestor dos dados será responsável por disponibilizar o serviço 6 dias por semana (segunda a sábado) durante 18 horas por dia, sendo que o período de 22h00 às 4h00 é reservado para manutenção do serviço e é chamado de Janela de manutenção.</text:p>
      <text:p text:style-name="P13"><text:tab/>O período citado (6 dias por semana, 18 horas por dia) será considerado 100% do período de disponibilidade. As manutenções no serviço deverão ser realizadas na Janela de manutenção. Caso não seja possível realizar a manutenção no período da Janela, estas deverão ser informadas aos usuários o quanto antes possível. </text:p>
      <text:p text:style-name="P25"><text:tab/>A disponibilidade deste serviço depende do Web Service do SIORG. Problemas na disponibilidade do Web Service do SIORG não serão considerados como um incidente para este plano de acesso (<text:span text:style-name="T8">Caso a disponibilização do seu serviço dependa diretamente de outro serviço que não esteja sob sua governança e ocorra algum problema com o provimento do serviço do terceiro, afetando o serviço contemplado neste plano, especificamente neste caso, essa falha não será considerada como um incidente para este plano de acesso, devendo ser tratada com o gestor do serviço do terceiro.</text:span><text:span text:style-name="T9">)</text:span></text:p>
      <text:p text:style-name="P14"><text:tab/><text:span text:style-name="T3">Em caso de mudanças que possam impactar a continuidade do serviço, s</text:span><text:span text:style-name="T6">eja em relação ao dado ou aos procedimentos e meios de acesso, o gestor do serviço informará ao demandante.</text:span></text:p>
      <text:p text:style-name="P25">&gt;<text:tab/></text:p>
      <text:h text:style-name="P33" text:outline-level="3">Processo para comunicação de incidentes</text:h>
      <text:p text:style-name="P12"><text:tab/>&lt;Descreva o processo para comunicar um incidente ocorrido no serviço&gt;</text:p>
      <text:p text:style-name="P12"><text:tab/>&lt;Exemplo: Ligar para o CAC informando o erro apresentado na tela e horário aproximado da ocorrência. Enviar e-mail para o responsável pelo serviço anexando <text:span text:style-name="T10">relatório da ocorrência&gt;</text:span></text:p>
      <text:h text:style-name="P36" text:outline-level="3">Política de segurança</text:h>
      <text:p text:style-name="P29"><text:span text:style-name="T5">&lt;</text:span><text:span text:style-name="T4">Política de segurança da informação que garanta a confidencialidade, disponibilidade, integridade e autenticidade dos dados.&gt;</text:span></text:p>
      <text:h text:style-name="P32" text:outline-level="3">Níveis de Serviç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9">I - Níveis Técnicos de Serviç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9">I.1 - Recuperação de Incidente de alta severidade para o Negócio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Retornar em até 2 horas.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Retornar em até 4 horas.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Retornar em até 8 horas.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Retornar em até 24 horas.</text:p>
          </table:table-cell>
        </table:table-row>
        <text:soft-page-break/>
        <table:table-row>
          <table:table-cell table:style-name="Tabela2.A2" table:number-columns-spanned="2" office:value-type="string">
            <text:p text:style-name="P19">I.2 - Período de disponibilidade do serviço para o Cliente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24 horas por 7 dia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24 horas por 5 dia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15 horas por 7 dias - no horário de 07:00 às 22:00 h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15 horas nos 5 dias úteis da semana - no horário de 07:00 às 22:00 h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10 horas por 7 dias - horário das 08:00 h às 18:00 h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10 horas nos 5 dias úteis da semana - no horário de 08:00 às 18:00 h</text:p>
          </table:table-cell>
        </table:table-row>
        <table:table-row>
          <table:table-cell table:style-name="Tabela2.A2" table:number-columns-spanned="2" office:value-type="string">
            <text:p text:style-name="P19">I.3 - Possibilidade de desenvolvimento evolutivo do serviço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Não é possível alteração no serviço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É possível sem custos ao demandante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É possível com custos ao demandante</text:p>
          </table:table-cell>
        </table:table-row>
        <table:table-row>
          <table:table-cell table:style-name="Tabela2.A2" table:number-columns-spanned="2" office:value-type="string">
            <text:p text:style-name="P17">I.4 - Atualização da aplicação e execução de scripts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Sem atualização planejada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Sem periodicidade estabelecida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Diária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Semanal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Mensal</text:p>
          </table:table-cell>
        </table:table-row>
        <table:table-row>
          <table:table-cell table:style-name="Tabela2.A2" table:number-columns-spanned="2" office:value-type="string">
            <text:p text:style-name="P17">I.5 - Capacidade de usuários simultâneos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té 100 usuári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de 101 a 500 usuári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de 501 a 1.500 usuári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cima de 1.500 usuários</text:p>
          </table:table-cell>
        </table:table-row>
        <table:table-row>
          <table:table-cell table:style-name="Tabela2.A2" table:number-columns-spanned="2" office:value-type="string">
            <text:p text:style-name="P18">I.6 - Capacidade máxima da rede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Superior a 10 gigabyte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Entre 1 gigabyte e 10 gigabyte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Entre 100 megabytes e 1 gigabyte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Inferior a 100 megabytes</text:p>
          </table:table-cell>
        </table:table-row>
        <table:table-row>
          <table:table-cell table:style-name="Tabela2.A2" table:number-columns-spanned="2" office:value-type="string">
            <text:p text:style-name="P17">I.7 - Tempo mínimo de resposta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Inferior a 3 segund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Entre 3 segundos e 5 segund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Entre 5 segundos e 10 segund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Superior a 10 segundos</text:p>
          </table:table-cell>
        </table:table-row>
        <table:table-row>
          <table:table-cell table:style-name="Tabela2.A39" table:number-columns-spanned="2" office:value-type="string">
            <text:p text:style-name="P17">II - Gestã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7">II.1 - Monitoração do ambiente:</text:p>
          </table:table-cell>
          <table:covered-table-cell/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 monitoração deve ser realizada em parceria 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 monitoração deve ser realizada pelo gestor dos dados</text:p>
          </table:table-cell>
        </table:table-row>
        <table:table-row>
          <table:table-cell table:style-name="Tabela2.A2" table:number-columns-spanned="2" office:value-type="string">
            <text:p text:style-name="P17">II.2 - Administração dos serviços:</text:p>
          </table:table-cell>
          <table:covered-table-cell/>
        </table:table-row>
        <text:soft-page-break/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dministração padrão, realizada por terceiros</text:p>
          </table:table-cell>
        </table:table-row>
        <table:table-row>
          <table:table-cell table:style-name="Tabela2.A45" office:value-type="string">
            <text:p text:style-name="P16"/>
          </table:table-cell>
          <table:table-cell table:style-name="Tabela2.B45" office:value-type="string">
            <text:p text:style-name="P16">Administração executada pelo gestor dos dados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SDS_20_-_20_Corpo_20_de_20_Texto" style:display-name="PSDS - Corpo de Texto" style:family="paragraph" style:parent-style-name="Standard">
      <style:text-properties style:font-name="Arial" fo:font-family="Arial" style:font-family-generic="swiss" style:font-pitch="variable"/>
    </style:style>
    <style:style style:name="PSDS_20_-_20_Marcadores" style:display-name="PSDS - Marcadores" style:family="paragraph" style:parent-style-name="PSDS_20_-_20_Corpo_20_de_20_Texto" style:list-style-name="WW8Num90">
      <style:paragraph-properties fo:margin-left="0cm" fo:margin-right="0cm" fo:margin-top="0.071cm" fo:margin-bottom="0.071cm" style:contextual-spacing="false" fo:text-indent="0cm" style:auto-text-indent="false"/>
      <style:text-properties fo:font-size="12pt" fo:font-weight="bold" style:font-size-asian="12pt" style:font-weight-asian="bold"/>
    </style:style>
    <style:style style:name="WW-Padrão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9pt" style:font-name-asian="OpenSymbol" style:font-family-asian="OpenSymbol" style:font-size-asian="9pt" style:font-name-complex="OpenSymbol" style:font-family-complex="OpenSymbol" style:font-size-complex="10.2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0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762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889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1.143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1.397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1.651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1.90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2.159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2.5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98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4T15:42:13</meta:creation-date>
    <dc:date>2015-04-07T10:17:38.888000000</dc:date>
    <meta:editing-duration>P2DT5H32M44S</meta:editing-duration>
    <meta:editing-cycles>131</meta:editing-cycles>
    <meta:generator>LibreOffice/4.1.3.2$Windows_x86 LibreOffice_project/70feb7d99726f064edab4605a8ab840c50ec57a</meta:generator>
    <meta:document-statistic meta:table-count="3" meta:image-count="0" meta:object-count="0" meta:page-count="5" meta:paragraph-count="109" meta:word-count="932" meta:character-count="5795" meta:non-whitespace-character-count="4939"/>
  </office:meta>
</office:document-meta>
</file>